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 style:list-style-name="L1">
      <style:text-properties fo:font-size="14pt" style:font-size-asian="12.25pt" style:font-size-complex="14pt"/>
    </style:style>
    <style:style style:name="P3" style:family="paragraph" style:parent-style-name="Standard" style:list-style-name="L2">
      <style:text-properties fo:font-size="14pt" style:font-size-asian="12.25pt" style:font-size-complex="14pt"/>
    </style:style>
    <style:style style:name="P4" style:family="paragraph" style:parent-style-name="Standard" style:list-style-name="L3">
      <style:text-properties fo:font-size="14pt" style:font-size-asian="12.25pt" style:font-size-complex="14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GROBNER BASES</text:p>
      <text:p text:style-name="P1"/>
      <text:p text:style-name="P1"/>
      <text:p text:style-name="P1">Definition : Let I be an ideal of the polynomial ring in n variables</text:p>
      <text:p text:style-name="P1"/>
      <text:p text:style-name="P1">1. Denote by LT(I ) the set of leading terms of elements of I. Thus, </text:p>
      <text:p text:style-name="P1">LT(I ) = {cx^α : there exists f ∈ I with LT( f ) = cx^ α }</text:p>
      <text:p text:style-name="P1"/>
      <text:list xml:id="list653138803" text:style-name="L1">
        <text:list-item>
          <text:p text:style-name="P2">. Denote by &lt; LT(I )&gt; <text:s/>the ideal generated by the elements of LT(I ).</text:p>
          <text:p text:style-name="P2"/>
        </text:list-item>
      </text:list>
      <text:p text:style-name="P1"/>
      <text:p text:style-name="P1"/>
      <text:p text:style-name="P1">Claim 1 : Let I ⊂ k[x1 , . . . , xn ] be an ideal. </text:p>
      <text:list xml:id="list1761005587" text:style-name="L2">
        <text:list-item>
          <text:p text:style-name="P3">LT(I ) is a monomial ideal. </text:p>
        </text:list-item>
        <text:list-item>
          <text:p text:style-name="P3">There exist g1 , . . . , gt ∈ I such that LT(I ) = &lt;LT(g1 ), . . . , LT(gt )&gt;</text:p>
        </text:list-item>
      </text:list>
      <text:p text:style-name="P1"/>
      <text:p text:style-name="P1">Proof : (i)The leading monomials LM(g) of elements g ∈ I − {0} generate the mono- </text:p>
      <text:p text:style-name="P1">mial ideal LM(g) : g ∈ I − {0} </text:p>
      <text:p text:style-name="P1"/>
      <text:p text:style-name="P1">Since LM(g) and LT(g) differ by a nonzero constant, </text:p>
      <text:p text:style-name="Text_20_body">this ideal equals LT(g) : g ∈ I − {0} = LT(I ). Hence LT(I) is a monomial ideal.</text:p>
      <text:p text:style-name="Text_20_body"/>
      <text:p text:style-name="Text_20_body">(ii) <text:s/>Since LT(I ) is generated by the monomials LM(g) for g ∈ I − {0}, Dick- </text:p>
      <text:p text:style-name="Text_20_body">son’s Lemma <text:s/>tells us that LT(I ) = &lt;LM(g1 ), . . . , LM(gt )&gt; for finitely many </text:p>
      <text:p text:style-name="Text_20_body">g1 , . . . , gt ∈ I . Since LM(gi ) differs from LT(gi ) by a nonzero constant, it follows that </text:p>
      <text:p text:style-name="Text_20_body">LT(I ) = &lt;LT(g1 ), . . . , LT(gt ) &gt;. and the claim is established.</text:p>
      <text:p text:style-name="Text_20_body"/>
      <text:p text:style-name="Text_20_body"/>
      <text:p text:style-name="Text_20_body">Theorem (Hilbert Basis Theorem) : Every ideal I ⊂ k[x1 , . . . , xn ] has a finite gen- </text:p>
      <text:p text:style-name="Text_20_body">erating set. That is, I = &lt;g1 , . . . , gt&gt; for some g1 , . . . , gt ∈ I </text:p>
      <text:p text:style-name="Text_20_body"/>
      <text:p text:style-name="Text_20_body">Proof : <text:s text:c="2"/>If I = {0}, Take generating set to be {0} .Otherwise I contains some non-zero polynomial.</text:p>
      <text:p text:style-name="Text_20_body"><text:s text:c="15"/>By claim 1 , there <text:tab/>exist g1 , . . . , gt ∈ I such that LT(I ) = </text:p>
      <text:p text:style-name="Text_20_body">&lt;LT(g1 ), . . . LT(gt ) &gt;</text:p>
      <text:p text:style-name="Text_20_body"/>
      <text:p text:style-name="Text_20_body">Claim : <text:s/>I = &lt;g1 , . . . , gt . &gt;</text:p>
      <text:p text:style-name="Text_20_body"/>
      <text:p text:style-name="Text_20_body">Proof : <text:s/>Clearly , g1 , . . . , gt ⊂ I since each gi ∈ I .</text:p>
      <text:p text:style-name="Text_20_body"/>
      <text:p text:style-name="Text_20_body"><text:s text:c="15"/>Conversely , let f ∈ I be any </text:p>
      <text:p text:style-name="Text_20_body"><text:soft-page-break/>polynomial. If we apply the division algorithm <text:s/>to divide f by g1 , . . . , gt , </text:p>
      <text:p text:style-name="Text_20_body">then we get an expression of the form </text:p>
      <text:p text:style-name="Text_20_body">f = a1 g1 + · · · + at gt + r where <text:s text:c="2"/>no term of r is divisible by any of LT(g1 ), . . . , LT(gt ) .</text:p>
      <text:p text:style-name="Text_20_body"/>
      <text:p text:style-name="Text_20_body">Claim : r = 0</text:p>
      <text:p text:style-name="Text_20_body"/>
      <text:p text:style-name="Text_20_body">Proof : <text:s text:c="2"/>r = f − a1 g1 − · · · − at gt ∈ I. <text:s/>If r ! = 0, then LT(r ) ∈ LT(I ) = &lt;LT(g1 ), . . . LT(gt )&gt;</text:p>
      <text:p text:style-name="Text_20_body"/>
      <text:p text:style-name="Text_20_body"><text:s text:c="3"/>Hence , LT(r ) must be divisible by some LT(gi ). , a contradiction.</text:p>
      <text:p text:style-name="Text_20_body"/>
      <text:p text:style-name="Text_20_body"><text:s text:c="2"/>Hence , r =0 and the claim is established.</text:p>
      <text:p text:style-name="Text_20_body"/>
      <text:p text:style-name="Text_20_body"><text:s/>This gives f = a1 g1 + · · · + at gt <text:s/>hence f∈ &lt;g1 , . . . , gt &gt;</text:p>
      <text:p text:style-name="Text_20_body"/>
      <text:p text:style-name="Text_20_body">Hence I ⊂ g1 , . . . , gt . And the proof is complete.</text:p>
      <text:p text:style-name="Text_20_body"/>
      <text:p text:style-name="Text_20_body"/>
      <text:p text:style-name="Text_20_body"/>
      <text:p text:style-name="P1">The <text:s text:c="3"/>$set \{g_{1} , . . . , g_{t} \} \subset I$ is called a Groebner basis of I.</text:p>
      <text:p text:style-name="P1"/>
      <text:p text:style-name="P1"/>
      <text:p text:style-name="P1"/>
      <text:p text:style-name="P1">Claim : Let <text:s text:c="2"/>I1 ⊂ I2 ⊂ I3 ⊂ · · · </text:p>
      <text:p text:style-name="P1"/>
      <text:p text:style-name="P1">be an ascending chain of ideals in k[x1 , . . . , xn ]. Then there exists a maximal ideal In</text:p>
      <text:p text:style-name="P1"><text:s/>ie. No Ik exists such that <text:s/>Ik ⊂ In</text:p>
      <text:p text:style-name="P1"/>
      <text:p text:style-name="P1">Proof : <text:s/></text:p>
      <text:p text:style-name="P1"><text:s text:c="16"/>consider the set I =union i=1 Ii . </text:p>
      <text:p text:style-name="P1"/>
      <text:p text:style-name="P1">Claim : I is an ideal in k[x1 , . . . , xn ].</text:p>
      <text:p text:style-name="P1"/>
      <text:p text:style-name="P1">Proof : First, 0 ∈ I since 0 ∈ Ii </text:p>
      <text:p text:style-name="P1">for every i. Next, if f, g ∈ I , then, by definition, f ∈ Ii , and g ∈ Ij for some i and j </text:p>
      <text:p text:style-name="P1">(possibly different). However, since the ideals Ii form an ascending chain, without loss of generality , we may assume that </text:p>
      <text:p text:style-name="P1"><text:s/>i ≤ j, then both f and g are in I j . Since I j is an ideal, the sum f + g ∈ I j , </text:p>
      <text:p text:style-name="P1">hence, ∈ I . Similarly, if f ∈ I and r ∈ k[x1 , . . . , xn ], then f ∈ Ii for some i, and </text:p>
      <text:p text:style-name="P1">r · f ∈ Ii ⊂ I . Hence, I is an ideal and we are done.</text:p>
      <text:p text:style-name="P1"/>
      <text:p text:style-name="P1"><text:soft-page-break/>By Theorem , the ideal I must have a finite generating set: I = &lt;f 1 , . . . , f s&gt;</text:p>
      <text:p text:style-name="P1">Clearly , there exists a N such that <text:s text:c="2"/>f i ∈ I N for all i. and we have established the existence of a maximal ideal.</text:p>
      <text:list xml:id="list1204193555" text:style-name="L3">
        <text:list-header>
          <text:p text:style-name="P4"><text:s/>.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UJ </meta:initial-creator>
    <meta:creation-date>2011-04-15T13:09:56</meta:creation-date>
    <dc:date>2011-04-17T15:39:29</dc:date>
    <dc:creator>dhandeep </dc:creator>
    <meta:editing-duration>PT01H06M54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3" meta:paragraph-count="49" meta:word-count="805" meta:character-count="3128"/>
  </office:meta>
</office:document-meta>
</file>